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5.81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4.39cm"/>
    </style:style>
    <style:style style:name="co8" style:family="table-column">
      <style:table-column-properties fo:break-before="auto" style:column-width="10.73cm"/>
    </style:style>
    <style:style style:name="co9" style:family="table-column">
      <style:table-column-properties fo:break-before="auto" style:column-width="2.118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36">
      <style:table-cell-properties style:rotation-align="none"/>
    </style:style>
    <style:style style:name="ce4" style:family="table-cell" style:parent-style-name="Default" style:data-style-name="N1011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18cm" svg:stroke-color="#0d0d0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RA INIZIO</text:p>
          </table:table-cell>
          <table:table-cell table:style-name="ce1" office:value-type="string" calcext:value-type="string">
            <text:p>TEMPO IMPIEGATO</text:p>
          </table:table-cell>
          <table:table-cell table:style-name="ce1" office:value-type="string" calcext:value-type="string">
            <text:p>N0ME PERSONA</text:p>
          </table:table-cell>
          <table:table-cell table:style-name="ce1" office:value-type="string" calcext:value-type="string">
            <text:p>PROGETTO 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DISCIPLINA</text:p>
          </table:table-cell>
          <table:table-cell table:style-name="ce1" office:value-type="string" calcext:value-type="string">
            <text:p>ITERAZIONE</text:p>
          </table:table-cell>
          <table:table-cell table:style-name="ce1"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3-22" calcext:value-type="date">
            <text:p>22/03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Inception</text:p>
          </table:table-cell>
          <table:table-cell table:style-name="ce5" office:value-type="string" calcext:value-type="string">
            <text:p>Requirements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Primo incontro e analisi del problema 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4-01" calcext:value-type="date">
            <text:p>01/04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Inception</text:p>
          </table:table-cell>
          <table:table-cell table:style-name="ce5" office:value-type="string" calcext:value-type="string">
            <text:p>Requirements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Elicitazione requisiti 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4-02" calcext:value-type="date">
            <text:p>02/04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Inception</text:p>
          </table:table-cell>
          <table:table-cell table:style-name="ce5" office:value-type="string" calcext:value-type="string">
            <text:p>Requirements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Elicitazione casi d'us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4-15" calcext:value-type="date">
            <text:p>15/04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Inception</text:p>
          </table:table-cell>
          <table:table-cell table:style-name="ce5" office:value-type="string" calcext:value-type="string">
            <text:p>Requirements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Documento di Vision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4-17" calcext:value-type="date">
            <text:p>17/04/2016</text:p>
            <draw:line table:end-cell-address="Foglio1.I6" table:end-x="8.287cm" table:end-y="0.504cm" draw:z-index="1" draw:name="Connettore diritto 6" draw:style-name="gr1" draw:text-style-name="P1" svg:x1="0.075cm" svg:y1="0.504cm" svg:x2="37.371cm" svg:y2="0.483cm">
              <text:p/>
            </draw:line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Inception</text:p>
          </table:table-cell>
          <table:table-cell table:style-name="ce5" office:value-type="string" calcext:value-type="string">
            <text:p>Requirements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atrice tracciabilità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4-26" calcext:value-type="date">
            <text:p>26/04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Elaboration</text:p>
          </table:table-cell>
          <table:table-cell table:style-name="ce5" office:value-type="string" calcext:value-type="string">
            <text:p>Analysis and design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Use Case Diagram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5-03" calcext:value-type="date">
            <text:p>03/05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Elaboration</text:p>
          </table:table-cell>
          <table:table-cell table:style-name="ce5" office:value-type="string" calcext:value-type="string">
            <text:p>Analysis and design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Activity Diagram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5-05" calcext:value-type="date">
            <text:p>05/05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Elaboration</text:p>
          </table:table-cell>
          <table:table-cell table:style-name="ce5" office:value-type="string" calcext:value-type="string">
            <text:p>Analysis and design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equance Diagram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5-17" calcext:value-type="date">
            <text:p>17/05/2016</text:p>
            <draw:line table:end-cell-address="Foglio1.J10" table:end-x="0.096cm" table:end-y="0.483cm" draw:z-index="0" draw:name="Connettore diritto 2" draw:style-name="gr1" draw:text-style-name="P1" svg:x1="0.159cm" svg:y1="0.483cm" svg:x2="39.91cm" svg:y2="0.461cm">
              <text:p/>
            </draw:line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Elaboration</text:p>
          </table:table-cell>
          <table:table-cell table:style-name="ce5" office:value-type="string" calcext:value-type="string">
            <text:p>Analysis and design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lass Diagram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5-30" calcext:value-type="date">
            <text:p>30/05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Login, Logout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02" calcext:value-type="date">
            <text:p>02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Registrazion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05" calcext:value-type="date">
            <text:p>05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Gestione del Profilo Personal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11" calcext:value-type="date">
            <text:p>11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Gestione Locazioni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19" calcext:value-type="date">
            <text:p>19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Gestione Post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21" calcext:value-type="date">
            <text:p>21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Gestione Prenotazioni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23" calcext:value-type="date">
            <text:p>23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Gestione Utenti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26" calcext:value-type="date">
            <text:p>26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Ricerca Locazion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29" calcext:value-type="date">
            <text:p>29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Visualizza Preventiv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30" calcext:value-type="date">
            <text:p>30/06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Crea Amministrat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7-01" calcext:value-type="date">
            <text:p>01/07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Gestione Lingu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7-03" calcext:value-type="date">
            <text:p>03/07/2016</text:p>
            <draw:line table:end-cell-address="Foglio1.I22" table:end-x="8.287cm" table:end-y="0.504cm" draw:z-index="2" draw:name="Connettore diritto 7" draw:style-name="gr1" draw:text-style-name="P1" svg:x1="0.075cm" svg:y1="0.504cm" svg:x2="37.371cm" svg:y2="0.483cm">
              <text:p/>
            </draw:line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Model in Java, JSP, JS: Gestione Aiut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8-04" calcext:value-type="date">
            <text:p>04/08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Testing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8-05" calcext:value-type="date">
            <text:p>05/08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Testing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6-08-07" calcext:value-type="date">
            <text:p>07/08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Testing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6-08-08" calcext:value-type="date">
            <text:p>08/08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Implemetation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Correzione codice a seguito di un bug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6-08-09" calcext:value-type="date">
            <text:p>09/08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Testing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6-08-10" calcext:value-type="date">
            <text:p>10/08/2016</text:p>
            <draw:line table:end-cell-address="Foglio1.I28" table:end-x="8.33cm" table:end-y="0.483cm" draw:z-index="3" draw:name="Connettore diritto 8" draw:style-name="gr1" draw:text-style-name="P1" svg:x1="0.117cm" svg:y1="0.483cm" svg:x2="37.414cm" svg:y2="0.461cm">
              <text:p/>
            </draw:line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Construction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Testing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6-08-12" calcext:value-type="date">
            <text:p>12/08/2016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style-name="ce5" office:value-type="string" calcext:value-type="string">
            <text:p>Transition</text:p>
          </table:table-cell>
          <table:table-cell table:style-name="ce5" office:value-type="string" calcext:value-type="string">
            <text:p>Project Management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Incontro conclusivo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02-13" calcext:value-type="date">
            <text:p>13/02/2017</text:p>
          </table:table-cell>
          <table:table-cell table:style-name="ce4" office:value-type="time" office:time-value="PT09H30M00S" calcext:value-type="time">
            <text:p>9.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aria, Alfedo, Gabriele</text:p>
          </table:table-cell>
          <table:table-cell table:style-name="ce5" office:value-type="string" calcext:value-type="string">
            <text:p>Perfect Places</text:p>
          </table:table-cell>
          <table:table-cell table:number-columns-repeated="2" table:style-name="ce5" office:value-type="string" calcext:value-type="string">
            <text:p>Transition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Presentazione progetto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it" number:country="IT">
      <number:text>€ </number:text>
      <number:number number:decimal-places="0" number:min-integer-digits="1" number:grouping="true"/>
    </number:number-style>
    <number:number-style style:name="N10103" number:language="it" number:country="IT">
      <number:text>-€ </number:text>
      <number:number number:decimal-places="0" number:min-integer-digits="1" number:grouping="true"/>
      <style:map style:condition="value()&gt;=0" style:apply-style-name="N10103P0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6P0"/>
    </number:number-style>
    <number:date-style style:name="N10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8" number:language="it" number:country="IT">
      <number:day number:style="long"/>
      <number:text>-</number:text>
      <number:month number:textual="true"/>
    </number:date-style>
    <number:date-style style:name="N10109" number:language="it" number:country="IT">
      <number:month number:textual="true"/>
      <number:text>-</number:text>
      <number:year/>
    </number:date-style>
    <number:time-style style:name="N10110" number:language="it" number:country="IT">
      <number:hours/>
      <number:text>.</number:text>
      <number:minutes number:style="long"/>
      <number:text> </number:text>
      <number:am-pm/>
    </number:time-style>
    <number:time-style style:name="N10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5P0" style:volatile="true" number:language="it" number:country="IT">
      <number:number number:decimal-places="0" number:min-integer-digits="1" number:grouping="true"/>
    </number:number-style>
    <number:number-style style:name="N10115" number:language="it" number:country="I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number number:decimal-places="0" number:min-integer-digits="1" number:grouping="true"/>
    </number:number-style>
    <number:number-style style:name="N10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2" number:min-integer-digits="1" number:grouping="true"/>
    </number:number-style>
    <number:number-style style:name="N10117" number:language="it" number:country="I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it" number:country="IT">
      <number:text> </number:text>
      <loext:fill-character> </loext:fill-character>
      <number:text>- </number:text>
    </number:number-style>
    <number:text-style style:name="N10119" number:language="it" number:country="I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it" number:country="IT">
      <number:text> € </number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it" number:country="I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Milani</meta:initial-creator>
    <meta:print-date>2017-02-04T15:48:35</meta:print-date>
    <meta:creation-date>2017-02-04T13:17:07</meta:creation-date>
    <dc:date>2017-02-08T11:39:05.504174035</dc:date>
    <meta:generator>LibreOffice/4.2.8.2$Linux_X86_64 LibreOffice_project/420m0$Build-2</meta:generator>
    <meta:document-statistic meta:table-count="1" meta:cell-count="270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